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Pictures/2000000A000000DD000000DDE400028F.svm" manifest:media-type=""/>
  <manifest:file-entry manifest:full-path="Object 4/Pictures/2000000A000000DF000000DF406B1AA0.svm" manifest:media-type="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Pictures/2000000A000000DD000000DDF1F7E11A.svm" manifest:media-type=""/>
  <manifest:file-entry manifest:full-path="Object 5/Pictures/2000000A000000DD000000DD70DD954D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6.56mm"/>
    </style:style>
    <style:style style:name="co29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90mm" svg:height="100mm" svg:x="74.71mm" svg:y="101.44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90mm" svg:height="100mm" svg:x="26.96mm" svg:y="0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90mm" svg:height="100mm" svg:x="249.59mm" svg:y="10.03mm">
            <draw:object draw:notify-on-update-of-ranges="LD_PRELOAD.P3:LD_PRELOAD.P3 LD_PRELOAD.P4:LD_PRELOAD.P4 LD_PRELOAD.Q3:LD_PRELOAD.Q3 LD_PRELOAD.Q4:LD_PRELOAD.Q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Address Translation + LD_PRELOAD</text:p>
          </table:table-cell>
          <table:table-cell table:style-name="Default" office:value-type="string" calcext:value-type="string">
            <text:p>Full Mediation + LD_PRELOAD</text:p>
          </table:table-cell>
          <table:table-cell table:style-name="Default" office:value-type="string" calcext:value-type="string">
            <text:p>Address Translation</text:p>
          </table:table-cell>
          <table:table-cell table:style-name="Default" office:value-type="string" calcext:value-type="string">
            <text:p>Full Mediation</text:p>
          </table:table-cell>
          <table:table-cell table:style-name="Default" office:value-type="string" calcext:value-type="string">
            <text:p>Simterpose + LD_PRELOAD</text:p>
          </table:table-cell>
          <table:table-cell table:style-name="Default" office:value-type="string" calcext:value-type="string">
            <text:p>Simterpose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formula="of:=(SUM([.M4:.M23]) + SUM([.L4:.L23]))/40" office:value-type="float" office:value="1.02675" calcext:value-type="float">
            <text:p>1,02675</text:p>
          </table:table-cell>
          <table:table-cell table:style-name="Default" table:formula="of:=(SUM([.N4:.N23])+SUM([.O4:.O23]))/40" office:value-type="float" office:value="1.008" calcext:value-type="float">
            <text:p>1,008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formula="of:=[.P4]-[.P6]" office:value-type="float" office:value="0.0167499999999998" calcext:value-type="float">
            <text:p>0,01675</text:p>
          </table:table-cell>
          <table:table-cell table:style-name="Default" table:formula="of:=[.Q4]-[.Q6]" office:value-type="float" office:value="0.188" calcext:value-type="float">
            <text:p>0,188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formula="of:=[.P7]-[.P4]" office:value-type="float" office:value="0.0232500000000002" calcext:value-type="float">
            <text:p>0,02325</text:p>
          </table:table-cell>
          <table:table-cell table:style-name="Default" table:formula="of:=[.Q7]-[.Q4]" office:value-type="float" office:value="0.122" calcext:value-type="float">
            <text:p>0,122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2"/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/>
          <table:table-cell table:formula="of:=1.05-0.82" office:value-type="float" office:value="0.23" calcext:value-type="float">
            <text:p>0,23</text:p>
          </table:table-cell>
          <table:table-cell table:formula="of:=1.13-1.01" office:value-type="float" office:value="0.12" calcext:value-type="float">
            <text:p>0,1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/>
          <table:table-cell table:formula="of:=(1.023+1.0305)/2" office:value-type="float" office:value="1.02675" calcext:value-type="float">
            <text:p>1,02675</text:p>
          </table:table-cell>
          <table:table-cell table:formula="of:=(1.016 + 1)/2" office:value-type="float" office:value="1.008" calcext:value-type="float">
            <text:p>1,008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/>
          <table:table-cell table:formula="of:=[.L36]-[.M36]" office:value-type="float" office:value="0.0187499999999998" calcext:value-type="float">
            <text:p>0,01875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90mm" svg:height="100mm" svg:x="353.98mm" svg:y="201.19mm">
            <draw:object draw:notify-on-update-of-ranges="Little.N4:Little.N4 Little.N26:Little.N26 Little.M4:Little.M4 Little.M26:Little.M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71mm" svg:y="102.28m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0mm" svg:height="100mm" svg:x="93.65mm" svg:y="220.35mm">
            <draw:object draw:notify-on-update-of-ranges="Little.N32:Little.N32 Little.N33:Little.N33 Little.M32:Little.M32 Little.M33:Little.M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office:value-type="float" office:value="3.49" calcext:value-type="float">
            <text:p>3,4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office:value-type="float" office:value="3.06" calcext:value-type="float">
            <text:p>3,0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office:value-type="float" office:value="3.16" calcext:value-type="float">
            <text:p>3,1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office:value-type="float" office:value="2.78" calcext:value-type="float">
            <text:p>2,7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61.37" calcext:value-type="float">
            <text:p>61,3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3.0685" calcext:value-type="float">
            <text:p>3,068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imterpose</text:p>
          </table:table-cell>
          <table:table-cell table:style-name="Default" office:value-type="string" calcext:value-type="string">
            <text:p>Local</text:p>
          </table:table-cell>
          <table:table-cell table:style-name="Default"/>
          <table:table-cell table:style-name="Default" office:value-type="string" calcext:value-type="string">
            <text:p>AT</text:p>
          </table:table-cell>
          <table:table-cell office:value-type="string" calcext:value-type="string">
            <text:p>F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formula="of:= ([.M26]+[.N26])/2" office:value-type="float" office:value="73.19325" calcext:value-type="float">
            <text:p>73,19325</text:p>
          </table:table-cell>
          <table:table-cell table:style-name="ce3" office:value-type="float" office:value="3.0685" calcext:value-type="float">
            <text:p>3,0685</text:p>
          </table:table-cell>
          <table:table-cell table:style-name="Default"/>
          <table:table-cell table:style-name="ce3" office:value-type="float" office:value="74.5085" calcext:value-type="float">
            <text:p>74,5085</text:p>
          </table:table-cell>
          <table:table-cell table:style-name="ce3" office:value-type="float" office:value="71.878" calcext:value-type="float">
            <text:p>71,87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77.36" calcext:value-type="float">
            <text:p>77,36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/>
          <table:table-cell table:style-name="Default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69.18" calcext:value-type="float">
            <text:p>69,18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/>
          <table:table-cell table:style-name="Default"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formula="of:=[.M34]-[.M33]" office:value-type="float" office:value="4.16674999999999" calcext:value-type="float">
            <text:p>4,16675</text:p>
          </table:table-cell>
          <table:table-cell table:style-name="Default" table:formula="of:=[.N34]-[.N33]" office:value-type="float" office:value="1.4815" calcext:value-type="float">
            <text:p>1,4815</text:p>
          </table:table-cell>
          <table:table-cell table:style-name="Default"/>
          <table:table-cell table:style-name="Default" table:formula="of:=[.P34]-[.P33]" office:value-type="float" office:value="2.8515" calcext:value-type="float">
            <text:p>2,8515</text:p>
          </table:table-cell>
          <table:table-cell table:style-name="Default" table:formula="of:=[.Q34]-[.Q33]" office:value-type="float" office:value="2.83199999999999" calcext:value-type="float">
            <text:p>2,8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formula="of:=[.M33]-[.M35]" office:value-type="float" office:value="4.01325" calcext:value-type="float">
            <text:p>4,01325</text:p>
          </table:table-cell>
          <table:table-cell table:style-name="Default" table:formula="of:=[.N33]-[.N35]" office:value-type="float" office:value="0.3185" calcext:value-type="float">
            <text:p>0,3185</text:p>
          </table:table-cell>
          <table:table-cell table:style-name="Default"/>
          <table:table-cell table:style-name="Default" table:formula="of:=[.P33]-[.P35]" office:value-type="float" office:value="2.6585" calcext:value-type="float">
            <text:p>2,6585</text:p>
          </table:table-cell>
          <table:table-cell table:style-name="Default" table:formula="of:=[.Q33]-[.Q35]" office:value-type="float" office:value="2.69799999999999" calcext:value-type="float">
            <text:p>2,698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77.36-2.75" office:value-type="float" office:value="74.61" calcext:value-type="float">
            <text:p>74,6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69.18-4.55" office:value-type="float" office:value="64.63" calcext:value-type="float">
            <text:p>64,6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[.M33]-[.N33]" office:value-type="float" office:value="70.12475" calcext:value-type="float">
            <text:p>70,1247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90mm" svg:height="100mm" svg:x="23.51mm" svg:y="101.45mm">
            <draw:object draw:notify-on-update-of-ranges="Big.M5:Big.M5 Big.M27:Big.M27 Big.L5:Big.L5 Big.L27:Big.L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mm" svg:height="100mm" svg:x="76.05mm" svg:y="172.2mm">
            <draw:object draw:notify-on-update-of-ranges="Big.M34:Big.M34 Big.M35:Big.M35 Big.L34:Big.L34 Big.L35:Big.L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18" office:value-type="string" calcext:value-type="string">
            <text:p>Address Translation</text:p>
          </table:table-cell>
          <table:table-cell table:style-name="ce18" office:value-type="string" calcext:value-type="string">
            <text:p>Full Mediation</text:p>
          </table:table-cell>
          <table:table-cell table:style-name="ce18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9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9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9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Simterpose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table:formula="of:= (1.074 + 1.1005)/2" office:value-type="float" office:value="1.08725" calcext:value-type="float">
            <text:p>1,08725</text:p>
          </table:table-cell>
          <table:table-cell table:style-name="ce3" office:value-type="float" office:value="0.0089" calcext:value-type="float">
            <text:p>0,0089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005" calcext:value-type="float">
            <text:p>1,100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office:value-type="float" office:value="1.19" calcext:value-type="float">
            <text:p>1,19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7"/>
          <table:table-cell table:formula="of:=[.L35]-[.L36]" office:value-type="float" office:value="0.17725" calcext:value-type="float">
            <text:p>0,17725</text:p>
          </table:table-cell>
          <table:table-cell table:formula="of:=[.M35]-[.M36]" office:value-type="float" office:value="0.0009" calcext:value-type="float">
            <text:p>0,0009</text:p>
          </table:table-cell>
          <table:table-cell/>
          <table:table-cell table:formula="of:=[.O36]-[.O35]" office:value-type="float" office:value="0.216" calcext:value-type="float">
            <text:p>0,216</text:p>
          </table:table-cell>
          <table:table-cell table:formula="of:=[.P36]-[.P35]" office:value-type="float" office:value="0.0894999999999999" calcext:value-type="float">
            <text:p>0,0895</text:p>
          </table:table-cell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7]-[.L35]" office:value-type="float" office:value="0.10275" calcext:value-type="float">
            <text:p>0,10275</text:p>
          </table:table-cell>
          <table:table-cell table:formula="of:=[.M37]-[.M35]" office:value-type="float" office:value="0.0031" calcext:value-type="float">
            <text:p>0,0031</text:p>
          </table:table-cell>
          <table:table-cell/>
          <table:table-cell table:formula="of:=[.O35]-[.O37]" office:value-type="float" office:value="0.164" calcext:value-type="float">
            <text:p>0,164</text:p>
          </table:table-cell>
          <table:table-cell table:formula="of:=[.P35]-[.P37]" office:value-type="float" office:value="0.1505" calcext:value-type="float">
            <text:p>0,1505</text:p>
          </table:table-cell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1.19-0.008" office:value-type="float" office:value="1.182" calcext:value-type="float">
            <text:p>1,1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0.91-0.012" office:value-type="float" office:value="0.898" calcext:value-type="float">
            <text:p>0,89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5]-[.M35]" office:value-type="float" office:value="1.07835" calcext:value-type="float">
            <text:p>1,0783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10:48:40.69774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9-05T10:51:20.574201787</dc:date>
    <meta:editing-duration>P1DT20H32M32S</meta:editing-duration>
    <meta:editing-cycles>83</meta:editing-cycles>
    <meta:generator>LibreOffice/4.4.5.2$Linux_X86_64 LibreOffice_project/40m0$Build-2</meta:generator>
    <meta:document-statistic meta:table-count="4" meta:cell-count="17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8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420e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2.83" chart:error-upper-limit="2.7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  <style:graphic-properties svg:stroke-color="#ff6600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11" style:family="chart">
      <style:chart-properties chart:error-lower-limit="2.9" chart:error-upper-limit="2.66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column-mapping="1 0" chart:style-name="ch1">
        <chart:legend svg:x="14.552cm" svg:y="4.399cm" style:legend-expansion="custom" chartooo:width="4.059cm" chartooo:height="1.485cm" style:legend-expansion-aspect-ratio="2.73333333333333" chart:style-name="ch2"/>
        <chart:plot-area chart:style-name="ch3" table:cell-range-address="Little.M4:Little.N4 Little.M26:Little.N26" chart:data-source-has-labels="row" svg:x="0.757cm" svg:y="0.872cm" svg:width="13.617cm" svg:height="8.395cm">
          <chartooo:coordinate-region svg:x="1.378cm" svg:y="1.071cm" svg:width="12.996cm" svg:height="7.997cm"/>
          <chart:axis chart:dimension="x" chart:name="primary-x" chart:style-name="ch4"/>
          <chart:axis chart:dimension="y" chart:name="primary-y" chart:style-name="ch5">
            <chart:title svg:x="0.294cm" svg:y="0.182cm" chart:style-name="ch6">
              <text:p>Temps (sec)</text:p>
            </chart:title>
          </chart:axis>
          <chart:series chart:style-name="ch7" chart:values-cell-range-address="Little.N26:Little.N26" chart:label-cell-address="Little.N4:Little.N4" chart:class="chart:bar">
            <chart:error-indicator chart:style-name="ch8" chart:dimension="y"/>
            <chart:data-point chart:style-name="ch9"/>
          </chart:series>
          <chart:series chart:style-name="ch10" chart:values-cell-range-address="Little.M26:Little.M26" chart:label-cell-address="Little.M4:Little.M4" chart:class="chart:bar">
            <chart:error-indicator chart:style-name="ch11" chart:dimension="y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3" chart:interval-major="0.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/>
      <style:text-properties fo:font-size="10pt" style:font-size-asian="10pt" style:font-size-complex="10pt"/>
    </style:style>
    <style:style style:name="ch8" style:family="chart">
      <style:chart-properties chart:error-lower-limit="0.09" chart:error-upper-limit="0.151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/>
      <style:text-properties fo:font-size="10pt" style:font-size-asian="10pt" style:font-size-complex="10pt"/>
    </style:style>
    <style:style style:name="ch11" style:family="chart">
      <style:chart-properties chart:error-lower-limit="0.216" chart:error-upper-limit="0.164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column-mapping="1 0" chart:style-name="ch1">
        <chart:legend svg:x="14.802cm" svg:y="4.624cm" style:legend-expansion="custom" chartooo:width="4.197cm" chartooo:height="1.217cm" style:legend-expansion-aspect-ratio="3.44864420706656" chart:style-name="ch2"/>
        <chart:plot-area chart:style-name="ch3" table:cell-range-address="Big.L5:Big.M5 Big.L27:Big.M27" chart:data-source-has-labels="row" svg:x="0.792cm" svg:y="1.092cm" svg:width="13.726cm" svg:height="8.395cm">
          <chartooo:coordinate-region svg:x="1.519cm" svg:y="1.291cm" svg:width="12.999cm" svg:height="7.998cm"/>
          <chart:axis chart:dimension="x" chart:name="primary-x" chart:style-name="ch4"/>
          <chart:axis chart:dimension="y" chart:name="primary-y" chart:style-name="ch5">
            <chart:title svg:x="0.643cm" svg:y="0.461cm" chart:style-name="ch6">
              <text:p>Temps (sec)</text:p>
            </chart:title>
          </chart:axis>
          <chart:series chart:style-name="ch7" chart:values-cell-range-address="Big.M27:Big.M27" chart:label-cell-address="Big.M5:Big.M5" chart:class="chart:bar">
            <chart:error-indicator chart:style-name="ch8" chart:dimension="y"/>
            <chart:data-point chart:style-name="ch9"/>
          </chart:series>
          <chart:series chart:style-name="ch10" chart:values-cell-range-address="Big.L27:Big.L27" chart:label-cell-address="Big.L5:Big.L5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Big.M5:Big.M5</svg:desc>
                </draw:g>
              </table:table-cell>
              <table:table-cell office:value-type="string">
                <text:p>Address Translation</text:p>
                <draw:g>
                  <svg:desc>Big.L5:Big.L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1005">
                <text:p>1.1005</text:p>
                <draw:g>
                  <svg:desc>Big.M27:Big.M27</svg:desc>
                </draw:g>
              </table:table-cell>
              <table:table-cell office:value-type="float" office:value="1.074">
                <text:p>1.074</text:p>
                <draw:g>
                  <svg:desc>Big.L27:Big.L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66ff00" draw:fill-color="#66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9900ff" draw:fill-color="#99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74cm" svg:y="4.423cm" style:legend-expansion="custom" chartooo:width="5.126cm" chartooo:height="1.183cm" style:legend-expansion-aspect-ratio="4.3330515638208" chart:style-name="ch2"/>
        <chart:plot-area chart:style-name="ch3" table:cell-range-address="LD_PRELOAD.L3:LD_PRELOAD.L23 LD_PRELOAD.N3:LD_PRELOAD.N23" chart:data-source-has-labels="row" svg:x="0.048cm" svg:y="0.867cm" svg:width="13.908cm" svg:height="8.842cm">
          <chartooo:coordinate-region svg:x="0.775cm" svg:y="1.067cm" svg:width="12.995cm" svg:height="7.995cm"/>
          <chart:axis chart:dimension="x" chart:name="primary-x" chart:style-name="ch4">
            <chart:title svg:x="13.956cm" svg:y="8.703cm" chart:style-name="ch5">
              <text:p># Expérience</text:p>
            </chart:title>
          </chart:axis>
          <chart:axis chart:dimension="y" chart:name="primary-y" chart:style-name="ch6">
            <chart:title svg:x="0.248cm" svg:y="0.301cm" chart:style-name="ch5">
              <text:p>Temps 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 + LD_PRELOAD</text:p>
                <draw:g>
                  <svg:desc>LD_PRELOAD.L3:LD_PRELOAD.L3</svg:desc>
                </draw:g>
              </table:table-cell>
              <table:table-cell office:value-type="string">
                <text:p>Address Translation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ffff00" draw:fill-color="#fff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42cm" svg:y="4.17cm" style:legend-expansion="custom" chartooo:width="5.158cm" chartooo:height="1.659cm" style:legend-expansion-aspect-ratio="3.10910186859554" chart:style-name="ch2"/>
        <chart:plot-area chart:style-name="ch3" table:cell-range-address="LD_PRELOAD.M3:LD_PRELOAD.M23 LD_PRELOAD.O3:LD_PRELOAD.O23" chart:data-source-has-labels="row" svg:x="0.407cm" svg:y="0.931cm" svg:width="13.911cm" svg:height="8.845cm">
          <chartooo:coordinate-region svg:x="1.134cm" svg:y="1.131cm" svg:width="12.997cm" svg:height="7.998cm"/>
          <chart:axis chart:dimension="x" chart:name="primary-x" chart:style-name="ch4">
            <chart:title svg:x="14.278cm" svg:y="8.792cm" chart:style-name="ch5">
              <text:p># Expérience</text:p>
            </chart:title>
          </chart:axis>
          <chart:axis chart:dimension="y" chart:name="primary-y" chart:style-name="ch4">
            <chart:title svg:x="0.398cm" svg:y="0.28cm" chart:style-name="ch5">
              <text:p>Temps 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 + LD_PRELOAD</text:p>
                <draw:g>
                  <svg:desc>LD_PRELOAD.M3:LD_PRELOAD.M3</svg:desc>
                </draw:g>
              </table:table-cell>
              <table:table-cell office:value-type="string">
                <text:p>Full Mediation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color="#ff3399" draw:fill-color="#ff3399" draw:opacity="75%"/>
      <style:text-properties fo:font-size="10pt" style:font-size-asian="10pt" style:font-size-complex="10pt"/>
    </style:style>
    <style:style style:name="ch8" style:family="chart">
      <style:chart-properties chart:error-lower-limit="1.5" chart:error-upper-limit="0.3" chart:error-upper-indicator="true" chart:error-lower-indicator="true" chart:error-category="constant" loext:std-weight="1"/>
      <style:graphic-properties draw:stroke="solid" svg:stroke-width="0.05cm" svg:stroke-color="#ff3399" svg:stroke-opacity="100%" draw:stroke-linejoin="round"/>
    </style:style>
    <style:style style:name="ch9" style:family="chart">
      <style:chart-properties chart:solid-type="cuboid"/>
      <style:graphic-properties svg:stroke-width="0.05cm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/>
      <style:text-properties fo:font-size="10pt" style:font-size-asian="10pt" style:font-size-complex="10pt"/>
    </style:style>
    <style:style style:name="ch11" style:family="chart">
      <style:chart-properties chart:error-lower-limit="4.2" chart:error-upper-limit="4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column-mapping="1 0" chart:style-name="ch1">
        <chart:legend svg:x="13.482cm" svg:y="4.267cm" style:legend-expansion="custom" chartooo:width="2.518cm" chartooo:height="1.238cm" style:legend-expansion-aspect-ratio="2.03392568659128" chart:style-name="ch2"/>
        <chart:plot-area chart:style-name="ch3" table:cell-range-address="Little.M32:Little.N33" chart:data-source-has-labels="row" svg:x="0.387cm" svg:y="0.851cm" svg:width="12.858cm" svg:height="8.395cm">
          <chartooo:coordinate-region svg:x="0.858cm" svg:y="1.05cm" svg:width="12.387cm" svg:height="7.997cm"/>
          <chart:axis chart:dimension="x" chart:name="primary-x" chart:style-name="ch4"/>
          <chart:axis chart:dimension="y" chart:name="primary-y" chart:style-name="ch5">
            <chart:title svg:x="0.195cm" svg:y="0.194cm" chart:style-name="ch6">
              <text:p>Temps (sec)</text:p>
            </chart:title>
          </chart:axis>
          <chart:series chart:style-name="ch7" chart:values-cell-range-address="Little.N33:Little.N33" chart:label-cell-address="Little.N32:Little.N32" chart:class="chart:bar">
            <chart:error-indicator chart:style-name="ch8" chart:dimension="y"/>
            <chart:data-point chart:style-name="ch9"/>
          </chart:series>
          <chart:series chart:style-name="ch10" chart:values-cell-range-address="Little.M33:Little.M33" chart:label-cell-address="Little.M32:Little.M32" chart:class="chart:bar">
            <chart:error-indicator chart:style-name="ch11" chart:dimension="y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Little.N32:Little.N32</svg:desc>
                </draw:g>
              </table:table-cell>
              <table:table-cell office:value-type="string">
                <text:p>Simterpose</text:p>
                <draw:g>
                  <svg:desc>Little.M32:Little.M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685">
                <text:p>3.0685</text:p>
                <draw:g>
                  <svg:desc>Little.N33:Little.N33</svg:desc>
                </draw:g>
              </table:table-cell>
              <table:table-cell office:value-type="float" office:value="73.19325">
                <text:p>73.19325</text:p>
                <draw:g>
                  <svg:desc>Little.M33:Little.M3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3399" draw:fill-color="#ff3399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ff3399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7" chart:error-upper-limit="0.1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column-mapping="1 0" chart:style-name="ch1">
        <chart:legend chart:legend-position="end" svg:x="13.5cm" svg:y="4.452cm" style:legend-expansion="high" chart:style-name="ch2"/>
        <chart:plot-area chart:style-name="ch3" table:cell-range-address="Big.L34:Big.M35" chart:data-source-has-labels="row" svg:x="0.194cm" svg:y="0.978cm" svg:width="13.115cm" svg:height="8.197cm">
          <chartooo:coordinate-region svg:x="0.921cm" svg:y="0.978cm" svg:width="12.388cm" svg:height="7.998cm"/>
          <chart:axis chart:dimension="x" chart:name="primary-x" chart:style-name="ch4"/>
          <chart:axis chart:dimension="y" chart:name="primary-y" chart:style-name="ch5">
            <chart:title svg:x="0.069cm" svg:y="0.368cm" chart:style-name="ch6">
              <text:p>Temps (sec)</text:p>
            </chart:title>
          </chart:axis>
          <chart:series chart:style-name="ch7" chart:values-cell-range-address="Big.M35:Big.M35" chart:label-cell-address="Big.M34:Big.M34" chart:class="chart:bar">
            <chart:error-indicator chart:style-name="ch8" chart:dimension="y"/>
            <chart:data-point/>
          </chart:series>
          <chart:series chart:style-name="ch9" chart:values-cell-range-address="Big.L35:Big.L35" chart:label-cell-address="Big.L34:Big.L34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M34:Big.M34</svg:desc>
                </draw:g>
              </table:table-cell>
              <table:table-cell office:value-type="string">
                <text:p>Simterpose</text:p>
                <draw:g>
                  <svg:desc>Big.L34:Big.L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89">
                <text:p>0.0089</text:p>
                <draw:g>
                  <svg:desc>Big.M35:Big.M35</svg:desc>
                </draw:g>
              </table:table-cell>
              <table:table-cell office:value-type="float" office:value="1.08725">
                <text:p>1.08725</text:p>
                <draw:g>
                  <svg:desc>Big.L35:Big.L3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15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9900ff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66ff00" draw:fill-color="#66ff00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2" chart:error-upper-limit="0.18" chart:error-upper-indicator="true" chart:error-lower-indicator="true" chart:error-category="constant" loext:std-weight="1"/>
      <style:graphic-properties draw:stroke="solid" svg:stroke-width="0.05cm" svg:stroke-color="#66ff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style-name="ch1">
        <chart:legend svg:x="15.213cm" svg:y="4.452cm" style:legend-expansion="custom" chartooo:width="3.578cm" chartooo:height="1.161cm" style:legend-expansion-aspect-ratio="3.08182601205857" chart:style-name="ch2"/>
        <chart:plot-area chart:style-name="ch3" table:cell-range-address="LD_PRELOAD.P3:LD_PRELOAD.Q4" chart:data-source-has-labels="row" svg:x="0.802cm" svg:y="0.966cm" svg:width="13.911cm" svg:height="8.398cm">
          <chartooo:coordinate-region svg:x="1.714cm" svg:y="1.166cm" svg:width="12.999cm" svg:height="7.999cm"/>
          <chart:axis chart:dimension="x" chart:name="primary-x" chart:style-name="ch4"/>
          <chart:axis chart:dimension="y" chart:name="primary-y" chart:style-name="ch5">
            <chart:title svg:x="0.715cm" svg:y="0.32cm" chart:style-name="ch6">
              <text:p>Temps (sec)</text:p>
            </chart:title>
          </chart:axis>
          <chart:series chart:style-name="ch7" chart:values-cell-range-address="LD_PRELOAD.P4:LD_PRELOAD.P4" chart:label-cell-address="LD_PRELOAD.P3:LD_PRELOAD.P3" chart:class="chart:bar">
            <chart:error-indicator chart:style-name="ch8" chart:dimension="y"/>
            <chart:data-point/>
          </chart:series>
          <chart:series chart:style-name="ch9" chart:values-cell-range-address="LD_PRELOAD.Q4:LD_PRELOAD.Q4" chart:label-cell-address="LD_PRELOAD.Q3:LD_PRELOAD.Q3" chart:class="chart:bar">
            <chart:error-indicator chart:style-name="ch10" chart:dimension="y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terpose + LD_PRELOAD</text:p>
                <draw:g>
                  <svg:desc>LD_PRELOAD.P3:LD_PRELOAD.P3</svg:desc>
                </draw:g>
              </table:table-cell>
              <table:table-cell office:value-type="string">
                <text:p>Simterpose</text:p>
                <draw:g>
                  <svg:desc>LD_PRELOAD.Q3:LD_PRELOAD.Q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02675">
                <text:p>1.02675</text:p>
                <draw:g>
                  <svg:desc>LD_PRELOAD.P4:LD_PRELOAD.P4</svg:desc>
                </draw:g>
              </table:table-cell>
              <table:table-cell office:value-type="float" office:value="1.008">
                <text:p>1.008</text:p>
                <draw:g>
                  <svg:desc>LD_PRELOAD.Q4:LD_PRELOAD.Q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